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5e5" officeooo:paragraph-rsid="0011d5e5"/>
    </style:style>
    <style:style style:name="P2" style:family="paragraph" style:parent-style-name="Standard">
      <style:text-properties fo:font-weight="bold" officeooo:rsid="0011d5e5" officeooo:paragraph-rsid="0011d5e5" style:font-weight-asian="bold" style:font-weight-complex="bold"/>
    </style:style>
    <style:style style:name="P3" style:family="paragraph" style:parent-style-name="Standard">
      <style:text-properties fo:font-weight="normal" officeooo:rsid="0011d5e5" officeooo:paragraph-rsid="0011d5e5" style:font-weight-asian="normal" style:font-weight-complex="normal"/>
    </style:style>
    <style:style style:name="P4" style:family="paragraph" style:parent-style-name="Standard">
      <style:text-properties fo:font-weight="normal" officeooo:rsid="0015146a" officeooo:paragraph-rsid="0015146a" style:font-weight-asian="normal" style:font-weight-complex="normal"/>
    </style:style>
    <style:style style:name="P5" style:family="paragraph" style:parent-style-name="Standard">
      <style:text-properties fo:font-variant="normal" fo:text-transform="none" fo:color="#1c1d1f" style:font-name="udemy sans" fo:font-size="9pt" fo:letter-spacing="normal" fo:font-style="normal" fo:font-weight="normal" officeooo:rsid="0011d5e5" officeooo:paragraph-rsid="0011d5e5" style:font-size-asian="9pt" style:font-weight-asian="normal" style:font-size-complex="9pt" style:font-weight-complex="normal"/>
    </style:style>
    <style:style style:name="P6" style:family="paragraph" style:parent-style-name="Standard">
      <style:text-properties fo:font-size="9pt" officeooo:rsid="0011d5e5" officeooo:paragraph-rsid="0011d5e5" style:font-size-asian="9pt" style:font-size-complex="9pt"/>
    </style:style>
    <style:style style:name="P7" style:family="paragraph" style:parent-style-name="Standard">
      <style:text-properties fo:font-size="9pt" fo:font-weight="normal" officeooo:rsid="0011d5e5" officeooo:paragraph-rsid="0011d5e5" style:font-size-asian="9pt" style:font-weight-asian="normal" style:font-size-complex="9pt" style:font-weight-complex="normal"/>
    </style:style>
    <style:style style:name="P8" style:family="paragraph" style:parent-style-name="Standard">
      <style:text-properties fo:font-size="9pt" fo:font-weight="normal" officeooo:rsid="0015146a" officeooo:paragraph-rsid="0015146a" style:font-size-asian="7.84999990463257pt" style:font-weight-asian="normal" style:font-size-complex="9pt" style:font-weight-complex="normal"/>
    </style:style>
    <style:style style:name="P9" style:family="paragraph" style:parent-style-name="Standard">
      <style:text-properties fo:font-size="9pt" fo:font-weight="normal" officeooo:rsid="0015146a" officeooo:paragraph-rsid="00167ef5" style:font-size-asian="7.84999990463257pt" style:font-weight-asian="normal" style:font-size-complex="9pt" style:font-weight-complex="normal"/>
    </style:style>
    <style:style style:name="P10" style:family="paragraph" style:parent-style-name="Standard">
      <style:text-properties fo:font-size="9pt" fo:font-weight="normal" officeooo:rsid="0017207b" officeooo:paragraph-rsid="0017207b" style:font-size-asian="7.84999990463257pt" style:font-weight-asian="normal" style:font-size-complex="9pt" style:font-weight-complex="normal"/>
    </style:style>
    <style:style style:name="P11" style:family="paragraph" style:parent-style-name="Standard">
      <style:text-properties fo:font-size="9pt" fo:font-weight="normal" officeooo:rsid="00181afa" officeooo:paragraph-rsid="00181afa" style:font-size-asian="7.84999990463257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officeooo:rsid="00194cab" officeooo:paragraph-rsid="00194cab" style:font-size-asian="7.84999990463257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normal" officeooo:rsid="001a91bd" officeooo:paragraph-rsid="001a91bd" style:font-size-asian="7.84999990463257pt" style:font-weight-asian="normal" style:font-size-complex="9pt" style:font-weight-complex="normal"/>
    </style:style>
    <style:style style:name="P14" style:family="paragraph" style:parent-style-name="Standard">
      <style:text-properties fo:font-size="9pt" fo:font-weight="bold" officeooo:rsid="00194cab" officeooo:paragraph-rsid="00194cab" style:font-size-asian="7.84999990463257pt" style:font-weight-asian="bold" style:font-size-complex="9pt" style:font-weight-complex="bold"/>
    </style:style>
    <style:style style:name="P15" style:family="paragraph" style:parent-style-name="Standard">
      <style:text-properties fo:font-size="9pt" fo:font-weight="bold" officeooo:rsid="001a91bd" officeooo:paragraph-rsid="001a91bd" style:font-size-asian="7.84999990463257pt" style:font-weight-asian="bold" style:font-size-complex="9pt" style:font-weight-complex="bold"/>
    </style:style>
    <style:style style:name="P16" style:family="paragraph" style:parent-style-name="Standard">
      <style:text-properties fo:font-size="12pt" fo:font-weight="normal" officeooo:rsid="001a91bd" officeooo:paragraph-rsid="001a91b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officeooo:rsid="0015146a" officeooo:paragraph-rsid="0015146a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67ef5" officeooo:paragraph-rsid="00167ef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7207b" officeooo:paragraph-rsid="0017207b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94cab" officeooo:paragraph-rsid="00194cab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paragraph-rsid="00167ef5"/>
    </style:style>
    <style:style style:name="P22" style:family="paragraph" style:parent-style-name="Standard">
      <style:text-properties officeooo:rsid="00167ef5" officeooo:paragraph-rsid="00167ef5"/>
    </style:style>
    <style:style style:name="P2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4" style:family="paragraph" style:parent-style-name="Standard">
      <style:text-properties fo:color="#d4d4d4" style:font-name="Droid Sans Mono" fo:font-size="10.5pt" fo:font-weight="normal" officeooo:paragraph-rsid="00181afa" fo:background-color="#1e1e1e"/>
    </style:style>
    <style:style style:name="P25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26" style:family="paragraph" style:parent-style-name="Standard">
      <style:paragraph-properties style:line-height-at-least="0.503cm"/>
      <style:text-properties fo:color="#c586c0" style:font-name="Droid Sans Mono" fo:font-size="12pt" fo:font-weight="normal" officeooo:rsid="001a91bd" officeooo:paragraph-rsid="001b77e5" fo:background-color="#1e1e1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/>
      <style:text-properties fo:color="#c586c0" style:font-name="Droid Sans Mono" fo:font-size="12pt" fo:font-weight="normal" officeooo:rsid="001b77e5" officeooo:paragraph-rsid="001b77e5" fo:background-color="#1e1e1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/>
    </style:style>
    <style:style style:name="P29" style:family="paragraph" style:parent-style-name="Standard">
      <style:text-properties fo:color="#6a9955" style:font-name="Droid Sans Mono" fo:font-size="10.5pt" fo:font-weight="normal" officeooo:rsid="00194cab" officeooo:paragraph-rsid="00194cab" fo:background-color="#1e1e1e" style:font-size-asian="7.84999990463257pt" style:font-weight-asian="normal" style:font-size-complex="9pt" style:font-weight-complex="normal"/>
    </style:style>
    <style:style style:name="P30" style:family="paragraph" style:parent-style-name="Standard">
      <style:text-properties fo:color="#6a9955" style:font-name="Droid Sans Mono" fo:font-size="10.5pt" fo:font-weight="normal" officeooo:rsid="001a91bd" officeooo:paragraph-rsid="001a91bd" fo:background-color="#1e1e1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3" style:family="text">
      <style:text-properties fo:font-size="9pt" fo:font-weight="normal" officeooo:rsid="0015146a" style:font-size-asian="7.84999990463257pt" style:font-weight-asian="normal" style:font-size-complex="9pt" style:font-weight-complex="normal"/>
    </style:style>
    <style:style style:name="T4" style:family="text">
      <style:text-properties fo:font-size="9pt" fo:font-weight="normal" officeooo:rsid="00167ef5" style:font-size-asian="7.84999990463257pt" style:font-weight-asian="normal" style:font-size-complex="9pt" style:font-weight-complex="normal"/>
    </style:style>
    <style:style style:name="T5" style:family="text">
      <style:text-properties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67ef5" style:font-style-asian="normal" style:font-style-complex="normal"/>
    </style:style>
    <style:style style:name="T8" style:family="text">
      <style:text-properties fo:font-style="normal" officeooo:rsid="00194cab" style:font-style-asian="normal" style:font-style-complex="normal"/>
    </style:style>
    <style:style style:name="T9" style:family="text">
      <style:text-properties officeooo:rsid="0016a47b"/>
    </style:style>
    <style:style style:name="T10" style:family="text">
      <style:text-properties fo:color="#dcdcaa"/>
    </style:style>
    <style:style style:name="T11" style:family="text">
      <style:text-properties fo:color="#ce9178"/>
    </style:style>
    <style:style style:name="T12" style:family="text">
      <style:text-properties fo:color="#ce9178" fo:font-style="normal" style:font-style-asian="normal" style:font-style-complex="normal"/>
    </style:style>
    <style:style style:name="T13" style:family="text">
      <style:text-properties fo:color="#c586c0"/>
    </style:style>
    <style:style style:name="T14" style:family="text">
      <style:text-properties fo:color="#9cdcfe"/>
    </style:style>
    <style:style style:name="T15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pts:</text:p>
      <text:p text:style-name="P2">variables</text:p>
      <text:p text:style-name="P1"/>
      <text:p text:style-name="P6">variables:to store value in varialble</text:p>
      <text:p text:style-name="P6"/>
      <text:p text:style-name="P6">variable_name=”value”</text:p>
      <text:p text:style-name="P6"/>
      <text:p text:style-name="P6">to print it</text:p>
      <text:p text:style-name="P6"/>
      <text:p text:style-name="P6">echo $variable_name</text:p>
      <text:p text:style-name="P1"/>
      <text:p text:style-name="P1"/>
      <text:p text:style-name="P2">Command line arguments:</text:p>
      <text:p text:style-name="P2"/>
      <text:p text:style-name="P7">to give command line argument give values after script </text:p>
      <text:p text:style-name="P7"/>
      <text:p text:style-name="P7">ex:</text:p>
      <text:p text:style-name="P7">in <text:s/>script cmd.sh</text:p>
      <text:p text:style-name="P7">--------------------------------</text:p>
      <text:p text:style-name="P7">echo “$0”</text:p>
      <text:p text:style-name="P7">echo “$1”</text:p>
      <text:p text:style-name="P7">------------------------------</text:p>
      <text:p text:style-name="P7">./cmd.sh value1</text:p>
      <text:p text:style-name="P7"><text:s/></text:p>
      <text:p text:style-name="P7">o/p:</text:p>
      <text:p text:style-name="P7">cmd.sh</text:p>
      <text:p text:style-name="P7">value1</text:p>
      <text:p text:style-name="P7"/>
      <text:p text:style-name="P2"/>
      <text:p text:style-name="P2">Systemvaraibles:</text:p>
      <text:p text:style-name="P7">$? =0 give success excecution</text:p>
      <text:p text:style-name="P7"/>
      <text:p text:style-name="P7">ex:</text:p>
      <text:p text:style-name="P7">free -m </text:p>
      <text:p text:style-name="P7">$? give 0</text:p>
      <text:p text:style-name="P7">for freeeeeeee -m</text:p>
      <text:p text:style-name="P7">$? give 127 or not zero means not success exceution</text:p>
      <text:p text:style-name="P3"/>
      <text:p text:style-name="P2">Quotes:</text:p>
      <text:p text:style-name="P4">single vs double</text:p>
      <text:p text:style-name="P7">ex:</text:p>
      <text:p text:style-name="P7">a=1</text:p>
      <text:p text:style-name="P7">echo “$a”</text:p>
      <text:p text:style-name="P7">0/p: </text:p>
      <text:p text:style-name="P7">1</text:p>
      <text:p text:style-name="P7"/>
      <text:p text:style-name="P7">echo ‘$a’</text:p>
      <text:p text:style-name="P7">0/p: </text:p>
      <text:p text:style-name="P7">$a</text:p>
      <text:p text:style-name="P7"/>
      <text:p text:style-name="P7">echo ‘\$a’</text:p>
      <text:p text:style-name="P7">0/p: </text:p>
      <text:p text:style-name="P7">$a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ommand Substitution:</text:p>
      <text:p text:style-name="P3"/>
      <text:p text:style-name="P5">Command substitution is method of storing OUTPUT of a command into variable.</text:p>
      <text:p text:style-name="P7"/>
      <text:p text:style-name="P7">ex:</text:p>
      <text:p text:style-name="P7">whoami </text:p>
      <text:p text:style-name="P7">o/p:</text:p>
      <text:p text:style-name="P7">root</text:p>
      <text:p text:style-name="P7">user=$(whoami)</text:p>
      <text:p text:style-name="P7">echo user</text:p>
      <text:p text:style-name="P3">o/p</text:p>
      <text:p text:style-name="P7">root</text:p>
      <text:p text:style-name="P7"/>
      <text:p text:style-name="P7">ex2:</text:p>
      <text:p text:style-name="P7"/>
      <text:p text:style-name="P7">free -m|grep -i Mem|awk ‘print $4’</text:p>
      <text:p text:style-name="P7"/>
      <text:p text:style-name="P7">o/p</text:p>
      <text:p text:style-name="P7">456 Mb</text:p>
      <text:p text:style-name="P7"/>
      <text:p text:style-name="P7"/>
      <text:p text:style-name="P17">export command:</text:p>
      <text:p text:style-name="P17"/>
      <text:p text:style-name="P8">to make varaiable availabe to all user temporaraly</text:p>
      <text:p text:style-name="P8"/>
      <text:p text:style-name="P8"><text:span text:style-name="T1">commands</text:span>:</text:p>
      <text:p text:style-name="P8"/>
      <text:p text:style-name="P8">$var=”shell”</text:p>
      <text:p text:style-name="P8">export var</text:p>
      <text:p text:style-name="P8"/>
      <text:p text:style-name="P8"/>
      <text:p text:style-name="P8">to make varaiable availabe to created user permananetly[even logout and login it will be there]</text:p>
      <text:p text:style-name="P8"/>
      <text:p text:style-name="P8">cd <text:s/>/<text:span text:style-name="T9">user_home_directory</text:span></text:p>
      <text:p text:style-name="P8">ls -a</text:p>
      <text:p text:style-name="P8">vim .basharc</text:p>
      <text:p text:style-name="P8">------------------</text:p>
      <text:p text:style-name="P8">export var=”bashrc”</text:p>
      <text:p text:style-name="P8">-----------------</text:p>
      <text:p text:style-name="P8"/>
      <text:p text:style-name="P2"/>
      <text:p text:style-name="P21"><text:span text:style-name="T3">to make varaiable availabe to </text:span><text:span text:style-name="T4">all</text:span><text:span text:style-name="T3"> user permananetly[even logout and login it will be there]</text:span></text:p>
      <text:p text:style-name="P21"><text:span text:style-name="T3"/></text:p>
      <text:p text:style-name="P22"><text:span text:style-name="T3">v</text:span><text:span text:style-name="T2">im /</text:span><text:span text:style-name="T5">etc/profile</text:span></text:p>
      <text:p text:style-name="P22"><text:span text:style-name="T5">-----------------------</text:span></text:p>
      <text:p text:style-name="P9"><text:span text:style-name="T5">export var=”</text:span><text:span text:style-name="T7">profile</text:span><text:span text:style-name="T5">”</text:span></text:p>
      <text:p text:style-name="P22"><text:span text:style-name="T5">------------------------</text:span></text:p>
      <text:p text:style-name="P22"><text:span text:style-name="T5"/></text:p>
      <text:p text:style-name="P18"><text:span text:style-name="T6"/></text:p>
      <text:p text:style-name="P19"><text:span text:style-name="T6">user input:</text:span></text:p>
      <text:p text:style-name="P19"><text:span text:style-name="T6"/></text:p>
      <text:p text:style-name="P10"><text:span text:style-name="T6">read skill [shell wait to enter <text:s/>you value]</text:span></text:p>
      <text:p text:style-name="P10"><text:span text:style-name="T6">o/p:</text:span></text:p>
      <text:p text:style-name="P10"><text:span text:style-name="T6">devops</text:span></text:p>
      <text:p text:style-name="P10"><text:span text:style-name="T6"/></text:p>
      <text:p text:style-name="P10"><text:span text:style-name="T6">echo $skill</text:span></text:p>
      <text:p text:style-name="P10"><text:span text:style-name="T6">o/p:</text:span></text:p>
      <text:p text:style-name="P10"><text:span text:style-name="T6">devops</text:span></text:p>
      <text:p text:style-name="P10"><text:span text:style-name="T6"/></text:p>
      <text:p text:style-name="P10"><text:span text:style-name="T6"/></text:p>
      <text:p text:style-name="P10"><text:span text:style-name="T6">read -sp skill[it doesn’t show what you are entering or typing]</text:span></text:p>
      <text:p text:style-name="P10"><text:span text:style-name="T6">o/p</text:span></text:p>
      <text:p text:style-name="P10"><text:span text:style-name="T6"/></text:p>
      <text:p text:style-name="P10"><text:span text:style-name="T6">echo $skill</text:span></text:p>
      <text:p text:style-name="P10"><text:span text:style-name="T6">o/p:</text:span></text:p>
      <text:p text:style-name="P10"><text:span text:style-name="T6">devops</text:span></text:p>
      <text:p text:style-name="P10"><text:span text:style-name="T6"/></text:p>
      <text:p text:style-name="P10"><text:soft-page-break/><text:span text:style-name="T6"/></text:p>
      <text:p text:style-name="P11"><text:span text:style-name="T6">Condition</text:span><text:span text:style-name="T8">[if else]</text:span><text:span text:style-name="T6">:</text:span></text:p>
      <text:p text:style-name="P11"><text:span text:style-name="T6"/></text:p>
      <text:p text:style-name="P11"><text:span text:style-name="T6">sysntax:</text:span></text:p>
      <text:p text:style-name="P12"><text:span text:style-name="T6">#!/bin/bash</text:span></text:p>
      <text:p text:style-name="P24"><text:span text:style-name="T12">read -p "enter any no" num</text:span></text:p>
      <text:p text:style-name="P24"><text:span text:style-name="T12">echo</text:span></text:p>
      <text:p text:style-name="P24"><text:span text:style-name="T12"/></text:p>
      <text:p text:style-name="P24"><text:span text:style-name="T12">if [ $num -gt 100 ]</text:span></text:p>
      <text:p text:style-name="P24"><text:span text:style-name="T12">then </text:span></text:p>
      <text:p text:style-name="P24"><text:span text:style-name="T12">sleep 3 </text:span></text:p>
      <text:p text:style-name="P24"><text:span text:style-name="T12">echo "$num value is greate than 100"</text:span></text:p>
      <text:p text:style-name="P24"><text:span text:style-name="T12">else</text:span></text:p>
      <text:p text:style-name="P24"><text:span text:style-name="T12">echo "$num value is not greater than 100"</text:span></text:p>
      <text:p text:style-name="P24"><text:span text:style-name="T12">fi</text:span></text:p>
      <text:p text:style-name="P24"><text:span text:style-name="T12">date</text:span></text:p>
      <text:p text:style-name="P11"><text:span text:style-name="T6"/></text:p>
      <text:p text:style-name="P11"><text:span text:style-name="T6">note: space are important not space indices</text:span></text:p>
      <text:p text:style-name="P11"><text:span text:style-name="T6"/></text:p>
      <text:p text:style-name="P20"><text:span text:style-name="T6"/></text:p>
      <text:p text:style-name="P20"><text:span text:style-name="T6">condition2[elif]:</text:span></text:p>
      <text:p text:style-name="P29"><text:span text:style-name="T6">#!/bin/bash</text:span></text:p>
      <text:p text:style-name="P23"><text:span text:style-name="T14">value</text:span>=<text:span text:style-name="T11">$(ip addr show </text:span>|<text:span text:style-name="T11"> grep -v noqueue</text:span>|<text:span text:style-name="T11">grep -ic mtu)</text:span></text:p>
      <text:p text:style-name="P23"><text:span text:style-name="T13">if</text:span> [ <text:span text:style-name="T14">$value</text:span> -eq <text:span text:style-name="T15">1</text:span> ]</text:p>
      <text:p text:style-name="P25">then</text:p>
      <text:p text:style-name="P23"><text:span text:style-name="T10">echo</text:span> <text:span text:style-name="T11">"one network interface"</text:span></text:p>
      <text:p text:style-name="P23"><text:span text:style-name="T13">elif</text:span> [ <text:span text:style-name="T14">$value</text:span> -gt <text:span text:style-name="T15">1</text:span> ]</text:p>
      <text:p text:style-name="P23"><text:span text:style-name="T13">then</text:span> </text:p>
      <text:p text:style-name="P23"><text:span text:style-name="T10">echo</text:span> <text:span text:style-name="T11">"multiple insterface"</text:span></text:p>
      <text:p text:style-name="P25">else</text:p>
      <text:p text:style-name="P23"><text:span text:style-name="T10">echo</text:span> <text:span text:style-name="T11">"no interface"</text:span></text:p>
      <text:p text:style-name="P25">fi</text:p>
      <text:p text:style-name="P23"/>
      <text:p text:style-name="P14"><text:span text:style-name="T6"/></text:p>
      <text:p text:style-name="P15"><text:span text:style-name="T6">Condition3[nested if]:code is also used as monitering plugin</text:span></text:p>
      <text:p text:style-name="P13"><text:span text:style-name="T6"/></text:p>
      <text:p text:style-name="P13"><text:span text:style-name="T6">#!/bin/bash</text:span></text:p>
      <text:p text:style-name="P13"><text:span text:style-name="T6"/></text:p>
      <text:p text:style-name="P13"><text:span text:style-name="T6">echo "#####################################################"</text:span></text:p>
      <text:p text:style-name="P13"><text:span text:style-name="T6">date </text:span></text:p>
      <text:p text:style-name="P13"><text:span text:style-name="T6">#ls /var/run/httpd/httpd.pid &amp;&gt; /dev/null</text:span></text:p>
      <text:p text:style-name="P13"><text:span text:style-name="T6"/></text:p>
      <text:p text:style-name="P13"><text:span text:style-name="T6">if [ -f /var/run/httpd/httpd.pid ]</text:span></text:p>
      <text:p text:style-name="P13"><text:span text:style-name="T6">then</text:span></text:p>
      <text:p text:style-name="P13"><text:span text:style-name="T6"><text:s text:c="3"/>echo "Httpd process is running."</text:span></text:p>
      <text:p text:style-name="P13"><text:span text:style-name="T6">else</text:span></text:p>
      <text:p text:style-name="P13"><text:span text:style-name="T6"><text:s text:c="3"/>echo "Httpd process is NOT Running."</text:span></text:p>
      <text:p text:style-name="P13"><text:span text:style-name="T6"><text:s text:c="3"/>echo "Starting the process"</text:span></text:p>
      <text:p text:style-name="P13"><text:span text:style-name="T6"><text:s text:c="3"/>systemctl start httpd </text:span></text:p>
      <text:p text:style-name="P13"><text:span text:style-name="T6"><text:s text:c="3"/>if [ $? -eq 0 ]</text:span></text:p>
      <text:p text:style-name="P13"><text:span text:style-name="T6"><text:s text:c="3"/>then</text:span></text:p>
      <text:p text:style-name="P13"><text:span text:style-name="T6"><text:s text:c="6"/>echo "Process started successfully."</text:span></text:p>
      <text:p text:style-name="P13"><text:span text:style-name="T6"><text:s text:c="3"/>else</text:span></text:p>
      <text:p text:style-name="P13"><text:span text:style-name="T6"><text:s text:c="6"/>echo "Process Starting Failed, contact the admin."</text:span></text:p>
      <text:p text:style-name="P13"><text:span text:style-name="T6"><text:s text:c="3"/>fi</text:span></text:p>
      <text:p text:style-name="P13"><text:span text:style-name="T6">fi</text:span></text:p>
      <text:p text:style-name="P13"><text:span text:style-name="T6">echo "#####################################################"</text:span></text:p>
      <text:p text:style-name="P13"><text:span text:style-name="T6">echo 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6"><text:soft-page-break/><text:span text:style-name="T6">for loop:</text:span></text:p>
      <text:p text:style-name="P16"><text:span text:style-name="T6"/></text:p>
      <text:p text:style-name="P30"><text:span text:style-name="T6">#!/bin/bash</text:span></text:p>
      <text:p text:style-name="P28"/>
      <text:p text:style-name="P23"><text:span text:style-name="T14">users</text:span>=<text:span text:style-name="T11">"user1 user2 user3"</text:span></text:p>
      <text:p text:style-name="P28"/>
      <text:p text:style-name="P23"><text:span text:style-name="T13">for</text:span> <text:span text:style-name="T14">user</text:span> <text:span text:style-name="T13">in</text:span> <text:span text:style-name="T14">$users</text:span></text:p>
      <text:p text:style-name="P25">do</text:p>
      <text:p text:style-name="P23">useradd <text:span text:style-name="T14">$user</text:span></text:p>
      <text:p text:style-name="P23">id <text:span text:style-name="T14">$user</text:span></text:p>
      <text:p text:style-name="P25">done</text:p>
      <text:p text:style-name="P25"/>
      <text:p text:style-name="P25"/>
      <text:p text:style-name="P26"><text:span text:style-name="T6"/></text:p>
      <text:p text:style-name="P26"><text:span text:style-name="T6"/></text:p>
      <text:p text:style-name="P26"><text:span text:style-name="T6"/></text:p>
      <text:p text:style-name="P27"><text:span text:style-name="T6">while loop:</text:span></text:p>
      <text:p text:style-name="P16"><text:span text:style-name="T6"/></text:p>
      <text:p text:style-name="P16"><text:span text:style-name="T6">#!/bin/bash</text:span></text:p>
      <text:p text:style-name="P16"><text:span text:style-name="T6"/></text:p>
      <text:p text:style-name="P16"><text:span text:style-name="T6">counter=0</text:span></text:p>
      <text:p text:style-name="P16"><text:span text:style-name="T6"/></text:p>
      <text:p text:style-name="P16"><text:span text:style-name="T6">while [ $counter -lt 5 ]</text:span></text:p>
      <text:p text:style-name="P16"><text:span text:style-name="T6">do</text:span></text:p>
      <text:p text:style-name="P16"><text:span text:style-name="T6">echo "looping..."</text:span></text:p>
      <text:p text:style-name="P16"><text:span text:style-name="T6">echo $counter</text:span></text:p>
      <text:p text:style-name="P16"><text:span text:style-name="T6"/></text:p>
      <text:p text:style-name="P16"><text:span text:style-name="T6">counter=$(( $counter + 1 ))</text:span></text:p>
      <text:p text:style-name="P16"><text:span text:style-name="T6"/></text:p>
      <text:p text:style-name="P16"><text:span text:style-name="T6">done</text:span></text:p>
      <text:p text:style-name="P16"><text:span text:style-name="T6"/></text:p>
      <text:p text:style-name="P16"><text:span text:style-name="T6">echo "end of loop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3T20:27:19.393730664</meta:creation-date>
    <dc:date>2023-03-23T22:39:10.068006881</dc:date>
    <meta:editing-duration>PT1H8M5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147" meta:word-count="396" meta:character-count="2563" meta:non-whitespace-character-count="2261"/>
  </office:meta>
</office:document-meta>
</file>